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ionView.add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View.containsAll( Collection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View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View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llectionView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.iteratorNext( Map . 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FastHashMap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View.add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FastHashMap.containsKey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ViewIterator.CollectionView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akFastHashMap.get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akFastHash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FastHashMap.createMap( int capacity , float 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View.to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akFastHashMap.create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FastHashMap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akFastHashMap.remove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eakFastHashMap.containsValue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lues.iteratorNext( Map . 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View.retainAll( Collection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llectionView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akFastHashMap.put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llectionView.contain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akFastHashMap.isEmp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ViewIterato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akFastHashMap.WeakFastHashMap( int capacity , float 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akFastHashMap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llectionView.isEmp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trySet.get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FastHashMap.createMap( int 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View.Collection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akFastHashMap.creat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FastHash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FastHashMap.WeakFastH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eySet.iteratorNext( Map . 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ViewIterator.remov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llectionView.remove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llectionView.removeAll( Collection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eakFastHashMap.equals( Object o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WeakFastHashMap.putAll( Map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akFastHashMap.getF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FastHashMap.WeakFastHash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View.toArray( Object [ ]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View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akFastHashMap.setFast( boolean f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FastHash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.get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FastHashMap.WeakFastHashMap( int 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akFastHashMap.clone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FastHashMap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llectionView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KeySet.get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